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D0B1C5E8EA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text-properties fo:color="#000000" style:font-name="Arial2" fo:font-size="22pt" style:font-size-asian="18pt" style:font-size-complex="18pt"/>
    </style:style>
    <style:style style:name="P4" style:family="paragraph">
      <style:paragraph-properties fo:text-align="center"/>
      <style:text-properties fo:font-size="20pt" style:font-size-asian="18pt" style:font-size-complex="18pt"/>
    </style:style>
    <style:style style:name="P5" style:family="paragraph">
      <style:text-properties style:font-size-asian="18pt" style:font-size-complex="18pt"/>
    </style:style>
    <style:style style:name="P6" style:family="paragraph">
      <style:text-properties fo:color="#000000" style:font-name="Arial2" fo:font-size="20pt" style:font-size-asian="18pt" style:font-size-complex="18pt"/>
    </style:style>
    <style:style style:name="P7" style:family="paragraph">
      <style:text-properties fo:font-size="26pt" style:font-size-asian="18pt" style:font-size-complex="18pt"/>
    </style:style>
    <style:style style:name="P8" style:family="paragraph">
      <style:text-properties fo:color="#000000" style:font-name="Arial2" fo:font-size="26pt" style:font-size-asian="18pt" style:font-size-complex="18pt"/>
    </style:style>
    <style:style style:name="T1" style:family="text">
      <style:text-properties fo:color="#000000" style:font-name="Arial2"/>
    </style:style>
    <style:style style:name="T2" style:family="text">
      <style:text-properties fo:color="#000000" style:font-name="Arial2" fo:font-size="22pt"/>
    </style:style>
    <style:style style:name="T3" style:family="text">
      <style:text-properties fo:color="#000000" style:font-name="Arial2" fo:font-size="22pt" style:font-size-asian="18pt" style:font-size-complex="18pt"/>
    </style:style>
    <style:style style:name="T4" style:family="text">
      <style:text-properties fo:color="#000000" style:font-name="Arial2" fo:font-size="20pt" style:font-size-asian="18pt" style:font-size-complex="18pt"/>
    </style:style>
    <style:style style:name="T5" style:family="text">
      <style:text-properties fo:color="#000000" style:text-position="-33% 58%" style:font-name="Arial2" fo:font-size="20pt" style:font-size-asian="18pt" style:font-size-complex="18pt"/>
    </style:style>
    <style:style style:name="T6" style:family="text">
      <style:text-properties fo:color="#000000" style:text-position="-33% 58%" style:font-name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606cm" svg:height="13.564cm" svg:x="1.177cm" svg:y="7.329cm">
          <draw:image xlink:href="Pictures/10000000000004B0000002D0B1C5E8EA.tif" xlink:type="simple" xlink:show="embed" xlink:actuate="onLoad">
            <text:p/>
          </draw:image>
        </draw:frame>
        <draw:custom-shape draw:style-name="gr2" draw:text-style-name="P1" draw:layer="layout" svg:width="0.001cm" svg:height="0.127cm" svg:x="3.032cm" svg:y="22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1.209cm" svg:height="0.889cm" svg:x="3.54cm" svg:y="13.7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64cm" svg:height="1.119cm" svg:x="3.072cm" svg:y="7.231cm">
          <draw:text-box>
            <text:p text:style-name="P2"><text:span text:style-name="T1">Symmetric</text:span></text:p>
          </draw:text-box>
        </draw:frame>
        <draw:frame draw:style-name="gr4" draw:text-style-name="P3" draw:layer="layout" svg:width="5.205cm" svg:height="1.119cm" svg:x="10.971cm" svg:y="7.223cm">
          <draw:text-box>
            <text:p text:style-name="P2"><text:span text:style-name="T1">Right-skewed</text:span></text:p>
          </draw:text-box>
        </draw:frame>
        <draw:frame draw:style-name="gr4" draw:text-style-name="P3" draw:layer="layout" svg:width="3.304cm" svg:height="1.119cm" svg:x="19.361cm" svg:y="7.223cm">
          <draw:text-box>
            <text:p text:style-name="P2"><text:span text:style-name="T1">Bimodal</text:span></text:p>
          </draw:text-box>
        </draw:frame>
        <draw:frame draw:style-name="gr4" draw:text-style-name="P3" draw:layer="layout" svg:width="4.689cm" svg:height="1.119cm" svg:x="9.168cm" svg:y="14.286cm">
          <draw:text-box>
            <text:p text:style-name="P2"><text:span text:style-name="T1">Left-skewed</text:span></text:p>
          </draw:text-box>
        </draw:frame>
        <draw:frame draw:style-name="gr4" draw:text-style-name="P3" draw:layer="layout" svg:width="3.741cm" svg:height="1.119cm" svg:x="19.317cm" svg:y="14.286cm">
          <draw:text-box>
            <text:p text:style-name="P2"><text:span text:style-name="T1">Fat-tailed</text:span></text:p>
          </draw:text-box>
        </draw:frame>
        <draw:frame draw:style-name="gr4" draw:text-style-name="P3" draw:layer="layout" svg:width="2.183cm" svg:height="1.119cm" svg:x="3.971cm" svg:y="14.48cm">
          <draw:text-box>
            <text:p text:style-name="P2"><text:span text:style-name="T1">Rare</text:span></text:p>
          </draw:text-box>
        </draw:frame>
        <draw:custom-shape draw:style-name="gr3" draw:text-style-name="P4" draw:layer="layout" svg:width="1.126cm" svg:height="9.717cm" svg:x="0.492cm" svg:y="10.6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72cm" svg:height="1.119cm" draw:transform="rotate (1.5707963267949) translate (0.504cm 12.338cm)">
          <draw:text-box>
            <text:p text:style-name="P2"><text:span text:style-name="T1">Frequency</text:span></text:p>
          </draw:text-box>
        </draw:frame>
        <draw:frame draw:style-name="gr4" draw:text-style-name="P3" draw:layer="layout" svg:width="4.172cm" svg:height="1.119cm" draw:transform="rotate (1.5707963267949) translate (0.504cm 19.538cm)">
          <draw:text-box>
            <text:p text:style-name="P5"><text:span text:style-name="T2">Frequency</text:span></text:p>
          </draw:text-box>
        </draw:frame>
        <draw:custom-shape draw:style-name="gr3" draw:text-style-name="P1" draw:layer="layout" svg:width="21.209cm" svg:height="0.889cm" svg:x="3.413cm" svg:y="20.30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738cm" svg:height="1.274cm" svg:x="1.919cm" svg:y="20.315cm">
          <draw:text-box>
            <text:p><text:span text:style-name="T3">Abundance</text:span><text:span text:style-name="T4"> (Log</text:span><text:span text:style-name="T5">10</text:span><text:span text:style-name="T4">)</text:span></text:p>
          </draw:text-box>
        </draw:frame>
        <draw:frame draw:style-name="gr4" draw:text-style-name="P3" draw:layer="layout" svg:width="6.958cm" svg:height="1.305cm" svg:x="9.516cm" svg:y="20.302cm">
          <draw:text-box>
            <text:p text:style-name="P2"><text:span text:style-name="T1">Abundance (Log</text:span><text:span text:style-name="T6">10</text:span><text:span text:style-name="T1">)</text:span></text:p>
          </draw:text-box>
        </draw:frame>
        <draw:frame draw:style-name="gr4" draw:text-style-name="P3" draw:layer="layout" svg:width="6.958cm" svg:height="1.305cm" svg:x="17.119cm" svg:y="20.315cm">
          <draw:text-box>
            <text:p text:style-name="P2"><text:span text:style-name="T1">Abundance (Log</text:span><text:span text:style-name="T6">10</text:span><text:span text:style-name="T1">)</text:span></text:p>
          </draw:text-box>
        </draw:frame>
        <draw:frame draw:style-name="gr4" draw:text-style-name="P8" draw:layer="layout" svg:width="3.876cm" svg:height="1.28cm" svg:x="0.419cm" svg:y="5.816cm">
          <draw:text-box>
            <text:p text:style-name="P7"><text:span text:style-name="T1">Figur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28T14:46:21</meta:creation-date>
    <dc:date>2014-05-28T16:36:21.410640784</dc:date>
    <meta:editing-duration>P1DT29M26S</meta:editing-duration>
    <meta:editing-cycles>77</meta:editing-cycles>
    <meta:generator>LibreOffice/4.2.3.3$Linux_X86_64 LibreOffice_project/420m0$Build-3</meta:generator>
    <meta:document-statistic meta:object-count="17"/>
  </office:meta>
</office:document-meta>
</file>